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0.0398in"/>
    </style:style>
    <style:style style:name="co3" style:family="table-column">
      <style:table-column-properties fo:break-before="auto" style:column-width="1.1701in"/>
    </style:style>
    <style:style style:name="co4" style:family="table-column">
      <style:table-column-properties fo:break-before="auto" style:column-width="4.6882in"/>
    </style:style>
    <style:style style:name="co5" style:family="table-column">
      <style:table-column-properties fo:break-before="auto" style:column-width="1.1598in"/>
    </style:style>
    <style:style style:name="co6" style:family="table-column">
      <style:table-column-properties fo:break-before="auto" style:column-width="5.0681in"/>
    </style:style>
    <style:style style:name="co7" style:family="table-column">
      <style:table-column-properties fo:break-before="auto" style:column-width="1.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6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j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Change</text:p>
          </table:table-cell>
          <table:table-cell table:style-name="ce1" office:value-type="string" calcext:value-type="string">
            <text:p>Extra information</text:p>
          </table:table-cell>
          <table:table-cell table:style-name="ce1" office:value-type="string" calcext:value-type="string">
            <text:p>Done?</text:p>
          </table:table-cell>
          <table:table-cell table:style-name="ce1" office:value-type="string" calcext:value-type="string">
            <text:p>What we di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Running example / motivation examp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gure to explain DKG, shape index and pruning related to the running exampl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scussion of the limitations of the approa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iscussed why LTQP is different from other query paradigm like federated queries (Odyssey (ISWC2017) and linked data fragment (Smart-KG, WiseKg, BrTPF)</text:p>
          </table:table-cell>
          <table:table-cell office:value-type="string" calcext:value-type="string">
            <text:p>The related work does not mention Odyssey (ISWC2017 - (Not my paper)). This is problematic as Characteristic sets can also be used to prune sources, and is related to the proposal. C-Set is <text:s/>able to capture instantiated classes and is already used in optimisation of federated and non-federated SPARQL query. As it is, I can see C-set as an alternative to shape index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plain why changes in data model and data placement do not have a significant impact on the maintenance of shape index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ntion why bloom filters and characteristic sets are not relevant to our stud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ustify the use of this benchmark and why we compare with the method presented</text:p>
          </table:table-cell>
          <table:table-cell table:number-columns-repeated="3"/>
        </table:table-row>
      </table:table>
      <table:table table:name="Minor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" table:formula="of:=[$Major.B2]" office:value-type="string" office:string-value="Change" calcext:value-type="string">
            <text:p>Change</text:p>
          </table:table-cell>
          <table:table-cell table:style-name="ce1" table:formula="of:=[$Major.C2]" office:value-type="string" office:string-value="Extra information" calcext:value-type="string">
            <text:p>Extra information</text:p>
          </table:table-cell>
          <table:table-cell table:style-name="ce1" table:formula="of:=[$Major.D2]" office:value-type="string" office:string-value="Done?" calcext:value-type="string">
            <text:p>Done?</text:p>
          </table:table-cell>
          <table:table-cell table:style-name="ce1" table:formula="of:=[$Major.E2]" office:value-type="string" office:string-value="What we did" calcext:value-type="string">
            <text:p>What we did</text:p>
          </table:table-cell>
        </table:table-row>
        <table:table-row table:style-name="ro1">
          <table:table-cell/>
          <table:table-cell office:value-type="string" calcext:value-type="string">
            <text:p>Clarify that we are doing our experiment over instances of query templat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larify what we mean by more restrictive shap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fine what is a subwe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larify <text:s/>who host the shape index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Clarify why query containment is a valid approach</text:p>
          </table:table-cell>
          <table:table-cell office:value-type="string" calcext:value-type="string">
            <text:p>In section 4.4 I don't like the idea of relying on query containment for pruning. As stated in the paper, the query containment problem is NP. I don’t like the argument “complexity depends on the size of the queries, which are typically small in practise [10]; we</text:p>
            <text:p>do not expect in most cases queries containing thousands or millions of triple</text:p>
            <text:p>patterns [4]”. NP is here, and maybe some use-case can activate it, some queries in bioinformatic can have 200 triple patterns.</text:p>
            <text:p>    - We already respond that: "Additionally, practical use cases can often leverage polynomial-time algorithms [10]."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arify the number of subwebs and size, stats about triples</text:p>
          </table:table-cell>
          <table:table-cell table:number-columns-repeated="3"/>
        </table:table-row>
      </table:table>
      <table:table table:name="To delete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" table:formula="of:=[$Major.B2]" office:value-type="string" office:string-value="Change" calcext:value-type="string">
            <text:p>Change</text:p>
          </table:table-cell>
          <table:table-cell table:style-name="ce1" table:formula="of:=[$Major.C2]" office:value-type="string" office:string-value="Extra information" calcext:value-type="string">
            <text:p>Extra information</text:p>
          </table:table-cell>
          <table:table-cell table:style-name="ce1" table:formula="of:=[$Major.D2]" office:value-type="string" office:string-value="Done?" calcext:value-type="string">
            <text:p>Done?</text:p>
          </table:table-cell>
          <table:table-cell table:style-name="ce1" table:formula="of:=[$Major.E2]" office:value-type="string" office:string-value="What we did" calcext:value-type="string">
            <text:p>What we did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nalysis of the relation between the number of HTTP requests and the exec tim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4:56:44.231973505</meta:creation-date>
    <dc:date>2025-02-04T15:48:00.655829166</dc:date>
    <meta:editing-duration>PT3M56S</meta:editing-duration>
    <meta:editing-cycles>1</meta:editing-cycles>
    <meta:document-statistic meta:table-count="3" meta:cell-count="28" meta:object-count="0"/>
    <meta:generator>LibreOffice/24.2.7.2$Linux_X86_64 LibreOffice_project/420$Build-2</meta:generator>
  </office:meta>
</office:document-meta>
</file>